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4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** turn this into a data base to be able to better properly record info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Des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haped and padded ff data into 517x32x32 and ran on the Keras cnn example code</text:p>
          </table:table-cell>
          <table:table-cell office:value-type="string" calcext:value-type="string">
            <text:p>https://github.com/fchollet/keras/blob/master/examples/mnist_cnn.p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mply changed instances labeled 7 to 6 to allow for greater folds. <text:s/>Label 7 previously only had 2 elements, thus limiting the folds to only two, which roughly split the data in half for train/test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ge number of classes to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ge to use new labl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2:52:44.340003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2:47:18.497735206</meta:creation-date>
    <meta:generator>LibreOffice/4.2.8.2$Linux_X86_64 LibreOffice_project/420m0$Build-2</meta:generator>
    <dc:date>2016-04-26T12:53:09.716421776</dc:date>
    <meta:editing-duration>P0D</meta:editing-duration>
    <meta:editing-cycles>2</meta:editing-cycles>
    <meta:document-statistic meta:table-count="1" meta:cell-count="10" meta:object-count="0"/>
  </office:meta>
</office:document-meta>
</file>